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464cm" fo:min-width="2.21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11cm" fo:min-width="0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03cm" fo:min-width="0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925cm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3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3.306cm" fo:min-width="4.326cm"/>
    </style:style>
    <style:style style:name="gr10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0.00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766cm" fo:min-width="2.04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9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91cm"/>
    </style:style>
    <style:style style:name="gr18" style:family="graphic" style:parent-style-name="objectwithoutfill">
      <style:graphic-properties draw:stroke="dash" draw:stroke-dash="Dashed_20__28_var_29_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/>
    </style:style>
    <style:style style:name="P6" style:family="paragraph">
      <style:paragraph-properties fo:text-align="center"/>
      <style:text-properties fo:font-size="24pt"/>
    </style:style>
    <style:style style:name="P7" style:family="paragraph">
      <loext:graphic-properties draw:fill-color="#ffffff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/>
    </style:style>
    <style:style style:name="T3" style:family="text">
      <style:text-properties style:text-position="-33% 58%" fo:font-size="24pt"/>
    </style:style>
    <style:style style:name="T4" style:family="text">
      <style:text-properties style:text-position="0% 100%" fo:font-size="24pt"/>
    </style:style>
    <style:style style:name="T5" style:family="text">
      <style:text-properties style:text-position="-33% 58%"/>
    </style:style>
    <style:style style:name="T6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8.89cm" svg:y1="14.478cm" svg:x2="8.89cm" svg:y2="4.318cm">
          <text:p/>
        </draw:line>
        <draw:custom-shape draw:style-name="gr2" draw:text-style-name="P3" draw:layer="layout" svg:width="5.588cm" svg:height="5.588cm" svg:x="6.096cm" svg:y="6.604cm">
          <text:p text:style-name="P2"><text:span text:style-name="T1">+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8.89cm" svg:y1="4.318cm" svg:x2="10.16cm" svg:y2="4.318cm">
          <text:p/>
        </draw:line>
        <draw:g>
          <draw:line draw:style-name="gr1" draw:text-style-name="P1" draw:layer="layout" svg:x1="10.16cm" svg:y1="4.318cm" svg:x2="10.414cm" svg:y2="3.81cm">
            <text:p/>
          </draw:line>
          <draw:line draw:style-name="gr1" draw:text-style-name="P1" draw:layer="layout" svg:x1="10.922cm" svg:y1="4.826cm" svg:x2="10.414cm" svg:y2="3.81cm">
            <text:p/>
          </draw:line>
          <draw:line draw:style-name="gr1" draw:text-style-name="P1" draw:layer="layout" svg:x1="10.922cm" svg:y1="4.826cm" svg:x2="11.43cm" svg:y2="3.81cm">
            <text:p/>
          </draw:line>
          <draw:line draw:style-name="gr1" draw:text-style-name="P1" draw:layer="layout" svg:x1="11.43cm" svg:y1="3.81cm" svg:x2="11.938cm" svg:y2="4.826cm">
            <text:p/>
          </draw:line>
          <draw:line draw:style-name="gr1" draw:text-style-name="P1" draw:layer="layout" svg:x1="12.446cm" svg:y1="3.81cm" svg:x2="11.938cm" svg:y2="4.826cm">
            <text:p/>
          </draw:line>
          <draw:line draw:style-name="gr1" draw:text-style-name="P1" draw:layer="layout" svg:x1="12.446cm" svg:y1="3.81cm" svg:x2="12.954cm" svg:y2="4.826cm">
            <text:p/>
          </draw:line>
          <draw:line draw:style-name="gr1" draw:text-style-name="P1" draw:layer="layout" svg:x1="12.954cm" svg:y1="4.826cm" svg:x2="13.208cm" svg:y2="4.318cm">
            <text:p/>
          </draw:line>
        </draw:g>
        <draw:line draw:style-name="gr1" draw:text-style-name="P1" draw:layer="layout" svg:x1="13.208cm" svg:y1="4.318cm" svg:x2="17.018cm" svg:y2="4.318cm">
          <text:p/>
        </draw:line>
        <draw:g>
          <draw:line draw:style-name="gr1" draw:text-style-name="P1" draw:layer="layout" svg:x1="17.018cm" svg:y1="4.318cm" svg:x2="17.272cm" svg:y2="3.81cm">
            <text:p/>
          </draw:line>
          <draw:line draw:style-name="gr1" draw:text-style-name="P1" draw:layer="layout" svg:x1="17.78cm" svg:y1="4.826cm" svg:x2="17.272cm" svg:y2="3.81cm">
            <text:p/>
          </draw:line>
          <draw:line draw:style-name="gr1" draw:text-style-name="P1" draw:layer="layout" svg:x1="17.78cm" svg:y1="4.826cm" svg:x2="18.288cm" svg:y2="3.81cm">
            <text:p/>
          </draw:line>
          <draw:line draw:style-name="gr1" draw:text-style-name="P1" draw:layer="layout" svg:x1="18.288cm" svg:y1="3.81cm" svg:x2="18.796cm" svg:y2="4.826cm">
            <text:p/>
          </draw:line>
          <draw:line draw:style-name="gr1" draw:text-style-name="P1" draw:layer="layout" svg:x1="19.304cm" svg:y1="3.81cm" svg:x2="18.796cm" svg:y2="4.826cm">
            <text:p/>
          </draw:line>
          <draw:line draw:style-name="gr1" draw:text-style-name="P1" draw:layer="layout" svg:x1="19.304cm" svg:y1="3.81cm" svg:x2="19.812cm" svg:y2="4.826cm">
            <text:p/>
          </draw:line>
          <draw:line draw:style-name="gr1" draw:text-style-name="P1" draw:layer="layout" svg:x1="19.812cm" svg:y1="4.826cm" svg:x2="20.066cm" svg:y2="4.318cm">
            <text:p/>
          </draw:line>
        </draw:g>
        <draw:line draw:style-name="gr1" draw:text-style-name="P1" draw:layer="layout" svg:x1="18.288cm" svg:y1="6.096cm" svg:x2="18.288cm" svg:y2="7.62cm">
          <text:p/>
        </draw:line>
        <draw:path draw:style-name="gr1" draw:text-style-name="P1" draw:layer="layout" svg:width="1.267cm" svg:height="0.844cm" draw:transform="rotate (2.15879775179179) translate (18.7959999999991cm 7.62000000000057cm)" svg:viewBox="0 0 1268 845" svg:d="M0 0c916 0 1268 845 1268 845">
          <text:p/>
        </draw:path>
        <draw:line draw:style-name="gr1" draw:text-style-name="P1" draw:layer="layout" svg:x1="15.24cm" svg:y1="4.318cm" svg:x2="15.24cm" svg:y2="6.858cm">
          <text:p/>
        </draw:line>
        <draw:line draw:style-name="gr1" draw:text-style-name="P1" draw:layer="layout" svg:x1="15.24cm" svg:y1="6.858cm" svg:x2="18.288cm" svg:y2="6.858cm">
          <text:p/>
        </draw:line>
        <draw:line draw:style-name="gr1" draw:text-style-name="P1" draw:layer="layout" svg:x1="18.57cm" svg:y1="6.858cm" svg:x2="21.844cm" svg:y2="6.858cm">
          <text:p/>
        </draw:line>
        <draw:line draw:style-name="gr1" draw:text-style-name="P1" draw:layer="layout" svg:x1="20.066cm" svg:y1="4.318cm" svg:x2="24.13cm" svg:y2="4.318cm">
          <text:p/>
        </draw:line>
        <draw:line draw:style-name="gr1" draw:text-style-name="P1" draw:layer="layout" svg:x1="21.844cm" svg:y1="6.858cm" svg:x2="21.844cm" svg:y2="4.318cm">
          <text:p/>
        </draw:line>
        <draw:line draw:style-name="gr1" draw:text-style-name="P1" draw:layer="layout" svg:x1="8.89cm" svg:y1="14.478cm" svg:x2="24.13cm" svg:y2="14.478cm">
          <text:p/>
        </draw:line>
        <draw:custom-shape draw:style-name="gr3" draw:text-style-name="P4" draw:layer="layout" svg:width="0.508cm" svg:height="0.508cm" svg:x="23.876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8cm" svg:height="0.508cm" svg:x="23.876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5.334cm" svg:height="5.175cm" svg:x="21.844cm" svg:y="6.858cm">
          <draw:text-box>
            <text:p text:style-name="P2"><text:span text:style-name="T2">+</text:span></text:p>
            <text:p text:style-name="P2"><text:span text:style-name="T2">Terminal Voltage</text:span></text:p>
            <text:p text:style-name="P2"><text:span text:style-name="T2">(V</text:span><text:span text:style-name="T3">T</text:span><text:span text:style-name="T4">)</text:span></text:p>
            <text:p text:style-name="P2"><text:span text:style-name="T2">-</text:span></text:p>
          </draw:text-box>
        </draw:frame>
        <draw:frame draw:style-name="gr5" draw:text-style-name="P5" draw:layer="layout" svg:width="5.334cm" svg:height="5.175cm" svg:x="0.762cm" svg:y="6.509cm">
          <draw:text-box>
            <text:p text:style-name="P2"><text:span text:style-name="T2">+</text:span></text:p>
            <text:p text:style-name="P2"><text:span text:style-name="T2">Open-Circuit Voltage</text:span></text:p>
            <text:p text:style-name="P2"><text:span text:style-name="T2">(V</text:span><text:span text:style-name="T3">OC</text:span><text:span text:style-name="T4">)</text:span></text:p>
            <text:p text:style-name="P2"><text:span text:style-name="T2">-</text:span></text:p>
          </draw:text-box>
        </draw:frame>
        <draw:frame draw:style-name="gr6" draw:text-style-name="P5" draw:layer="layout" svg:width="5.334cm" svg:height="1.487cm" svg:x="8.89cm" svg:y="2.286cm">
          <draw:text-box>
            <text:p text:style-name="P2"><text:span text:style-name="T2">R</text:span><text:span text:style-name="T3">1</text:span></text:p>
          </draw:text-box>
        </draw:frame>
        <draw:frame draw:style-name="gr6" draw:text-style-name="P5" draw:layer="layout" svg:width="5.334cm" svg:height="1.487cm" svg:x="16.002cm" svg:y="2.286cm">
          <draw:text-box>
            <text:p text:style-name="P2"><text:span text:style-name="T2">R</text:span><text:span text:style-name="T3">2</text:span></text:p>
          </draw:text-box>
        </draw:frame>
        <draw:frame draw:style-name="gr7" draw:text-style-name="P5" draw:layer="layout" svg:width="15.24cm" svg:height="1.399cm" svg:x="8.382cm" svg:y="0.633cm">
          <draw:text-box>
            <text:p text:style-name="P6">+ <text:s text:c="3"/>Voltage Loss (V<text:span text:style-name="T5">L</text:span><text:span text:style-name="T6">) <text:s text:c="3"/>-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9" draw:text-style-name="P8" draw:layer="layout" svg:width="4.826cm" svg:height="3.556cm" svg:x="3.048cm" svg:y="8.63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08cm" svg:height="0.254cm" svg:x="3.302cm" svg:y="8.38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08cm" svg:height="0.254cm" svg:x="7.112cm" svg:y="8.382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3.556cm" svg:y1="8.382cm" svg:x2="3.556cm" svg:y2="6.604cm">
          <text:p/>
        </draw:line>
        <draw:line draw:style-name="gr11" draw:text-style-name="P1" draw:layer="layout" svg:x1="3.556cm" svg:y1="6.604cm" svg:x2="3.048cm" svg:y2="5.334cm">
          <text:p/>
        </draw:line>
        <draw:line draw:style-name="gr11" draw:text-style-name="P1" draw:layer="layout" svg:x1="3.556cm" svg:y1="5.334cm" svg:x2="3.556cm" svg:y2="2.54cm">
          <text:p/>
        </draw:line>
        <draw:line draw:style-name="gr11" draw:text-style-name="P1" draw:layer="layout" svg:x1="3.556cm" svg:y1="2.54cm" svg:x2="7.366cm" svg:y2="2.54cm">
          <text:p/>
        </draw:line>
        <draw:custom-shape draw:style-name="gr12" draw:text-style-name="P9" draw:layer="layout" svg:width="2.54cm" svg:height="1.016cm" svg:x="4.318cm" svg:y="2.032cm">
          <text:p text:style-name="P2">LOAD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7.366cm" svg:y1="2.54cm" svg:x2="7.366cm" svg:y2="8.382cm">
          <text:p/>
        </draw:line>
        <draw:line draw:style-name="gr13" draw:text-style-name="P1" draw:layer="layout" svg:x1="15.24cm" svg:y1="12.7cm" svg:x2="15.24cm" svg:y2="1.778cm">
          <text:p/>
        </draw:line>
        <draw:frame draw:style-name="gr14" draw:text-style-name="P10" draw:layer="layout" svg:width="3.601cm" svg:height="0.962cm" draw:transform="rotate (1.5707963267949) translate (14.224cm 10.16cm)">
          <draw:text-box>
            <text:p>CURRENT</text:p>
          </draw:text-box>
        </draw:frame>
        <draw:line draw:style-name="gr13" draw:text-style-name="P1" draw:layer="layout" svg:x1="12.7cm" svg:y1="12.7cm" svg:x2="26.924cm" svg:y2="12.7cm">
          <text:p/>
        </draw:line>
        <draw:frame draw:style-name="gr15" draw:text-style-name="P10" draw:layer="layout" svg:width="8.382cm" svg:height="0.962cm" svg:x="17.018cm" svg:y="12.954cm">
          <draw:text-box>
            <text:p>TIME</text:p>
          </draw:text-box>
        </draw:frame>
        <draw:line draw:style-name="gr1" draw:text-style-name="P1" draw:layer="layout" svg:x1="12.446cm" svg:y1="12.7cm" svg:x2="15.24cm" svg:y2="12.7cm">
          <text:p/>
        </draw:line>
        <draw:line draw:style-name="gr1" draw:text-style-name="P1" draw:layer="layout" svg:x1="15.24cm" svg:y1="12.7cm" svg:x2="15.24cm" svg:y2="4.064cm">
          <text:p/>
        </draw:line>
        <draw:path draw:style-name="gr1" draw:text-style-name="P1" draw:layer="layout" svg:width="7.84cm" svg:height="6.772cm" draw:transform="skewX (-1.40293512147687E-016) rotate (-0.909840139064644) translate (20.5866231160632cm -0.0937383113161759cm)" svg:viewBox="0 0 7841 6773" svg:d="M0 6773c2896 0 7841-6773 7841-6773">
          <text:p/>
        </draw:path>
        <draw:frame draw:style-name="gr16" draw:text-style-name="P10" draw:layer="layout" svg:width="7.297cm" svg:height="0.962cm" svg:x="15.309cm" svg:y="3.048cm">
          <draw:text-box>
            <text:p>Initial internal resistance</text:p>
          </draw:text-box>
        </draw:frame>
        <draw:frame draw:style-name="gr17" draw:text-style-name="P10" draw:layer="layout" svg:width="7.191cm" svg:height="0.962cm" svg:x="19.05cm" svg:y="6.104cm">
          <draw:text-box>
            <text:p>Final internal resistance</text:p>
          </draw:text-box>
        </draw:frame>
        <draw:line draw:style-name="gr18" draw:text-style-name="P1" draw:layer="layout" svg:x1="25.4cm" svg:y1="6.104cm" svg:x2="15.24cm" svg:y2="6.104cm">
          <text:p/>
        </draw:line>
        <draw:line draw:style-name="gr18" draw:text-style-name="P1" draw:layer="layout" svg:x1="15.24cm" svg:y1="4.064cm" svg:x2="17.018cm" svg:y2="6.104cm">
          <text:p/>
        </draw:line>
        <draw:frame draw:style-name="gr7" draw:text-style-name="P10" draw:layer="layout" svg:width="1.524cm" svg:height="1.114cm" svg:x="16.51cm" svg:y="6.104cm">
          <draw:text-box>
            <text:p>t<text:span text:style-name="T5">C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07T10:43:39.567791536</meta:creation-date>
    <dc:date>2022-02-07T11:58:46.435669025</dc:date>
    <meta:editing-duration>PT21M23S</meta:editing-duration>
    <meta:editing-cycles>4</meta:editing-cycles>
    <meta:generator>LibreOffice/6.0.7.3$Linux_X86_64 LibreOffice_project/00m0$Build-3</meta:generator>
    <meta:document-statistic meta:object-count="81"/>
  </office:meta>
</office:document-meta>
</file>